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row>
          <mstyle mathvariant="bold">
            <mrow>
              <mo stretchy="false">μ</mo>
            </mrow>
          </mstyle>
        </mrow>
        <mi>S</mi>
      </msub>
      <mrow>
        <mi/>
        <mo stretchy="false">=</mo>
        <mrow>
          <mi/>
          <mo stretchy="false">−</mo>
          <mn>2</mn>
        </mrow>
      </mrow>
      <mi/>
      <mfrac>
        <mrow>
          <msub>
            <mo stretchy="false">μ</mo>
            <mtext>B</mtext>
          </msub>
        </mrow>
        <mrow>
          <mo stretchy="false">ℏ</mo>
        </mrow>
      </mfrac>
      <mi/>
      <mstyle mathvariant="bold">
        <mrow>
          <mi>S</mi>
        </mrow>
      </mstyle>
      <mrow>
        <mi/>
        <mo stretchy="false">=</mo>
        <mrow>
          <mi/>
          <mo stretchy="false">−</mo>
          <mi/>
        </mrow>
      </mrow>
      <mfrac>
        <mrow>
          <mi>e</mi>
          <mo stretchy="false">ℏ</mo>
        </mrow>
        <mrow>
          <mn>2</mn>
          <msub>
            <mi>m</mi>
            <mtext>e</mtext>
          </msub>
        </mrow>
      </mfrac>
      <mi/>
      <mstyle mathvariant="bold">
        <mrow>
          <mo stretchy="false">σ</mo>
        </mrow>
      </mstyle>
      <mrow>
        <mi/>
        <mo stretchy="false">=</mo>
        <mrow>
          <mi/>
          <mo stretchy="false">−</mo>
          <msub>
            <mo stretchy="false">μ</mo>
            <mtext>B</mtext>
          </msub>
        </mrow>
      </mrow>
      <mstyle mathvariant="bold">
        <mrow>
          <mo stretchy="false">σ</mo>
        </mrow>
      </mstyle>
    </mrow>
    <annotation encoding="StarMath 5.0">{bold %imu} _S 
~=~ 
- 2 
` 
{%imu _"B"} over {hbar} 
` 
bold S 
~=~ 
-
` 
{e hbar} over {2 m _"e"} 
` 
bold %isigma 
~=~ 
- %imu _"B" bold %isigm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8:08:45.330000000</meta:creation-date>
    <meta:generator>LibreOffice/4.1.4.2$Windows_x86 LibreOffice_project/0a0440ccc0227ad9829de5f46be37cfb6edcf72</meta:generator>
  </office:meta>
</office:document-meta>
</file>